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dbb06" officeooo:paragraph-rsid="001dbb06"/>
    </style:style>
    <style:style style:name="P2" style:family="paragraph" style:parent-style-name="Standard">
      <style:text-properties fo:font-weight="bold" officeooo:rsid="001dbb06" officeooo:paragraph-rsid="001dbb06" style:font-weight-asian="bold" style:font-weight-complex="bold"/>
    </style:style>
    <style:style style:name="P3" style:family="paragraph" style:parent-style-name="Standard">
      <style:text-properties fo:font-weight="bold" officeooo:rsid="001f0963" officeooo:paragraph-rsid="001f0963" style:font-weight-asian="bold" style:font-weight-complex="bold"/>
    </style:style>
    <style:style style:name="P4" style:family="paragraph" style:parent-style-name="Standard" style:list-style-name="L1">
      <style:text-properties fo:font-weight="normal" officeooo:rsid="001f0963" officeooo:paragraph-rsid="001f0963" style:font-weight-asian="normal" style:font-weight-complex="normal"/>
    </style:style>
    <style:style style:name="P5" style:family="paragraph" style:parent-style-name="Standard" style:list-style-name="L3">
      <style:text-properties fo:font-weight="normal" officeooo:rsid="001f0963" officeooo:paragraph-rsid="001f0963" style:font-weight-asian="normal" style:font-weight-complex="normal"/>
    </style:style>
    <style:style style:name="P6" style:family="paragraph" style:parent-style-name="Standard" style:list-style-name="L3">
      <style:text-properties fo:font-weight="normal" officeooo:rsid="001ff67d" officeooo:paragraph-rsid="001ff67d" style:font-weight-asian="normal" style:font-weight-complex="normal"/>
    </style:style>
    <style:style style:name="P7" style:family="paragraph" style:parent-style-name="Standard">
      <style:text-properties fo:font-weight="normal" officeooo:rsid="0020b07b" officeooo:paragraph-rsid="0020b07b" style:font-weight-asian="normal" style:font-weight-complex="normal"/>
    </style:style>
    <style:style style:name="P8" style:family="paragraph" style:parent-style-name="Standard">
      <style:text-properties officeooo:rsid="0020b07b" officeooo:paragraph-rsid="0020b07b"/>
    </style:style>
    <style:style style:name="P9" style:family="paragraph" style:parent-style-name="Standard">
      <style:text-properties officeooo:rsid="00214eb8" officeooo:paragraph-rsid="00214eb8"/>
    </style:style>
    <style:style style:name="P10" style:family="paragraph" style:parent-style-name="Standard">
      <style:text-properties officeooo:rsid="0021af8c" officeooo:paragraph-rsid="0021af8c"/>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fo:font-style="italic" style:text-underline-style="none" style:font-style-asian="italic" style:font-style-complex="italic"/>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fo:font-weight="normal" officeooo:rsid="001ff67d" style:font-style-asian="normal" style:font-weight-asian="normal" style:font-style-complex="normal" style:font-weight-complex="normal"/>
    </style:style>
    <style:style style:name="T7" style:family="text">
      <style:text-properties fo:font-style="normal" style:text-underline-style="none" fo:font-weight="normal" officeooo:rsid="0021af8c"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cercise 3.2:</text:p>
      <text:p text:style-name="P1"><text:tab/>The cardinality of a relation instance is defined as being the number of tuples in the instance. <text:s/>If the relation instance has a cardinality of 22, then there are 22 tuples in the instance. </text:p>
      <text:p text:style-name="P1"/>
      <text:p text:style-name="P2">Excercise 3.5:</text:p>
      <text:p text:style-name="P2">1. <text:s/><text:span text:style-name="T1">{Name, Age} is not a candidate key because two people may both have the same first names and be the same age, however, they would have different sid's because they are two different people.</text:span></text:p>
      <text:p text:style-name="P2">2. <text:s/><text:span text:style-name="T1">{Name, Login} is a candidate key because there cannot be two entries in the table which contain the same values for both of these fields (The entries would be duplicate entries for the same user).</text:span></text:p>
      <text:p text:style-name="P2"><text:span text:style-name="T1"/></text:p>
      <text:p text:style-name="P3">Excercise 3.8:</text:p>
      <text:list xml:id="list4460271972458132936" text:style-name="L1">
        <text:list-item>
          <text:p text:style-name="P4">'managerid' must reference a primary key which exists inside the 'Works' table. <text:s/>This is because a manager is also an employee working for a department. <text:s/>If a user attempts to delete a 'Dept' tuple there are several options:</text:p>
        </text:list-item>
      </text:list>
      <text:list xml:id="list1293242687694860472" text:style-name="L3">
        <text:list-item>
          <text:list>
            <text:list-item>
              <text:p text:style-name="P5">Reject the Deletion of the 'Dept' tuple.</text:p>
            </text:list-item>
            <text:list-item>
              <text:p text:style-name="P5">Disallow the deletion of a 'Dept' tuple if there are 'Works' entries which reference it (via <text:span text:style-name="T2">'did').</text:span></text:p>
            </text:list-item>
            <text:list-item>
              <text:p text:style-name="P6"><text:span text:style-name="T2">Set the 'did' entry of the 'Works' tuple referencing the 'Dept' tuple to be deleted to </text:span><text:span text:style-name="T3">null</text:span><text:span text:style-name="T4">.</text:span></text:p>
            </text:list-item>
            <text:list-item>
              <text:p text:style-name="P6"><text:span text:style-name="T4">Set the 'did' entry of the 'Works' tuple referencing the 'Dept' tuple to be deleted to reference some 'default' entry in the 'Dept' table to mark that the 'Dept' tuple being referred to has been deleted.</text:span></text:p>
            </text:list-item>
          </text:list>
        </text:list-item>
      </text:list>
      <text:p text:style-name="P7"><text:span text:style-name="T4"/></text:p>
      <text:p text:style-name="P7"><text:span text:style-name="T4">2.</text:span></text:p>
      <text:p text:style-name="P7"><text:span text:style-name="T4"/></text:p>
      <text:p text:style-name="P8"><text:span text:style-name="T6">CREATE TABLE Emp( <text:tab/> <text:s/>eid <text:s text:c="3"/>INTEGER,</text:span></text:p>
      <text:p text:style-name="P8"><text:span text:style-name="T6"><text:tab/><text:tab/><text:tab/><text:tab/> <text:s/>ename <text:s/>CHAR(20),</text:span></text:p>
      <text:p text:style-name="P8"><text:span text:style-name="T6"><text:tab/><text:tab/><text:tab/><text:tab/> <text:s/>age <text:tab/> INTEGER,</text:span></text:p>
      <text:p text:style-name="P8"><text:span text:style-name="T6"><text:tab/><text:tab/><text:tab/><text:tab/> <text:s/>salary REAL,</text:span></text:p>
      <text:p text:style-name="P8"><text:span text:style-name="T6"><text:tab/><text:tab/><text:tab/><text:tab/> <text:s/>PRIMARY KEY (eid),</text:span></text:p>
      <text:p text:style-name="P8"><text:span text:style-name="T6"><text:tab/><text:tab/><text:tab/><text:tab/>)</text:span></text:p>
      <text:p text:style-name="P8"><text:span text:style-name="T6"></text:span></text:p>
      <text:p text:style-name="P8"><text:span text:style-name="T6">CREATE TABLE Works( <text:tab/><text:tab/>eid <text:s text:c="3"/><text:tab/> <text:s text:c="4"/>INTEGER,</text:span></text:p>
      <text:p text:style-name="P8"><text:span text:style-name="T6"><text:tab/><text:tab/><text:tab/><text:tab/> <text:s/><text:tab/>did <text:s text:c="3"/><text:tab/> <text:s text:c="4"/>INTEGER,</text:span></text:p>
      <text:p text:style-name="P8"><text:span text:style-name="T6"><text:tab/><text:tab/><text:tab/><text:tab/> <text:s/><text:tab/>pct_time <text:s text:c="2"/>INTEGER,</text:span></text:p>
      <text:p text:style-name="P8"><text:span text:style-name="T6"><text:tab/><text:tab/><text:tab/><text:tab/> <text:s/><text:tab/></text:span></text:p>
      <text:p text:style-name="P8"><text:span text:style-name="T6"><text:tab/><text:tab/><text:tab/><text:tab/> <text:s/><text:tab/>PRIMARY KEY (eid, did),</text:span></text:p>
      <text:p text:style-name="P8"><text:span text:style-name="T6"><text:tab/><text:tab/><text:tab/><text:tab/> <text:s/><text:tab/></text:span></text:p>
      <text:p text:style-name="P8"><text:span text:style-name="T6"><text:tab/><text:tab/><text:tab/><text:tab/> <text:s/><text:tab/>FOREIGN KEY (eid) REFERENCES Emp</text:span></text:p>
      <text:p text:style-name="P8"><text:span text:style-name="T6"><text:tab/><text:tab/><text:tab/><text:tab/> <text:s/><text:tab/><text:tab/>ON DELETE CASCADE</text:span></text:p>
      <text:p text:style-name="P8"><text:span text:style-name="T6"><text:tab/><text:tab/><text:tab/><text:tab/> <text:s/><text:tab/><text:tab/>ON UPDATE CASCADE </text:span></text:p>
      <text:p text:style-name="P8"><text:span text:style-name="T6"><text:tab/><text:tab/><text:tab/> <text:s/><text:tab/><text:tab/></text:span></text:p>
      <text:p text:style-name="P8"><text:span text:style-name="T6"><text:tab/><text:tab/><text:tab/> <text:s/><text:tab/><text:tab/>FOREIGN KEY (did) REFERENCES Dept</text:span></text:p>
      <text:p text:style-name="P8"><text:span text:style-name="T6"><text:tab/><text:tab/><text:tab/> <text:s/><text:tab/><text:tab/><text:tab/>ON DELETE SET NULL</text:span></text:p>
      <text:p text:style-name="P8"><text:span text:style-name="T6"><text:tab/><text:tab/><text:tab/> <text:s/><text:tab/><text:tab/><text:tab/>ON UPDATE CASCADE</text:span></text:p>
      <text:p text:style-name="P8"><text:span text:style-name="T6"></text:span></text:p>
      <text:p text:style-name="P8"><text:span text:style-name="T6"><text:tab/><text:tab/><text:tab/><text:tab/> <text:s/>)</text:span></text:p>
      <text:p text:style-name="P8"><text:span text:style-name="T6"></text:span></text:p>
      <text:p text:style-name="P8"><text:span text:style-name="T6">CREATE TABLE Dept( did<text:tab/><text:tab/> INTEGER,</text:span></text:p>
      <text:p text:style-name="P8"><text:soft-page-break/><text:span text:style-name="T6"><text:tab/><text:tab/><text:tab/><text:tab/> <text:s text:c="2"/>dname<text:tab/> CHAR(20),</text:span></text:p>
      <text:p text:style-name="P8"><text:span text:style-name="T6"><text:tab/><text:tab/><text:tab/><text:tab/> <text:s text:c="2"/>budget<text:tab/> REAL,</text:span></text:p>
      <text:p text:style-name="P8"><text:span text:style-name="T6"><text:tab/><text:tab/><text:tab/><text:tab/> <text:s text:c="2"/>managerid <text:tab/> INTEGER,</text:span></text:p>
      <text:p text:style-name="P8"><text:span text:style-name="T6"><text:tab/><text:tab/><text:tab/><text:tab/> )</text:span></text:p>
      <text:p text:style-name="P9"><text:span text:style-name="T6"/></text:p>
      <text:p text:style-name="P9"><text:span text:style-name="T6">3. </text:span><text:span text:style-name="T7">4. 5.</text:span></text:p>
      <text:p text:style-name="P10"><text:span text:style-name="T7">6. <text:s/></text:span><text:span text:style-name="T5">The SQL statement will result in all employees who are currently working in the Toy department to have their department field set to 'null' after the query is execu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red Wasinger</meta:initial-creator>
    <meta:creation-date>2014-05-04T19:37:39.395403113</meta:creation-date>
    <dc:date>2014-05-04T22:08:31.755716212</dc:date>
    <dc:creator>Jared Wasinger</dc:creator>
    <meta:editing-duration>PT1H43M22S</meta:editing-duration>
    <meta:editing-cycles>2</meta:editing-cycles>
    <meta:generator>LibreOffice/4.1.3.2$Linux_X86_64 LibreOffice_project/410m0$Build-2</meta:generator>
    <meta:document-statistic meta:table-count="0" meta:image-count="0" meta:object-count="0" meta:page-count="2" meta:paragraph-count="42" meta:word-count="329" meta:character-count="2070" meta:non-whitespace-character-count="1561"/>
  </office:meta>
</office:document-meta>
</file>